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text-properties style:font-name="Caligra" fo:font-size="11pt" officeooo:rsid="0066a8d1" officeooo:paragraph-rsid="0066a8d1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81b40" officeooo:paragraph-rsid="00681b40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e1810" officeooo:paragraph-rsid="006e1810" style:font-size-asian="11pt" style:font-name-complex="Arial" style:font-size-complex="11pt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30b3a" officeooo:paragraph-rsid="00630b3a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363eb" officeooo:paragraph-rsid="006363eb" style:font-size-asian="11pt" style:font-style-asian="normal" style:font-weight-asian="bold" style:font-name-complex="Arial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4d417" officeooo:paragraph-rsid="0064d417" style:font-size-asian="11pt" style:font-style-asian="normal" style:font-weight-asian="bold" style:font-name-complex="Arial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c78c8" officeooo:paragraph-rsid="006c78c8" style:font-size-asian="11pt" style:font-style-asian="normal" style:font-weight-asian="bold" style:font-name-complex="Arial" style:font-size-complex="11pt" style:font-style-complex="normal" style:font-weight-complex="bold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60fd99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0fd99" style:font-size-asian="11pt" style:font-size-complex="11pt"/>
    </style:style>
    <style:style style:name="P27" style:family="paragraph" style:parent-style-name="Text_20_body">
      <style:text-properties style:font-name="Caligra" fo:font-weight="normal" officeooo:rsid="0032c8eb" officeooo:paragraph-rsid="0073c2a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7092ae" style:font-style-asian="normal" style:font-style-complex="normal"/>
    </style:style>
    <style:style style:name="T5" style:family="text">
      <style:text-properties fo:font-style="normal" officeooo:rsid="00718f82" style:font-style-asian="normal" style:font-style-complex="normal"/>
    </style:style>
    <style:style style:name="T6" style:family="text">
      <style:text-properties fo:font-style="normal" officeooo:rsid="0072a755" style:font-style-asian="normal" style:font-style-complex="normal"/>
    </style:style>
    <style:style style:name="T7" style:family="text">
      <style:text-properties officeooo:rsid="002fecf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ecf8" style:font-style-asian="italic" style:font-style-complex="italic"/>
    </style:style>
    <style:style style:name="T10" style:family="text">
      <style:text-properties fo:font-style="italic" officeooo:rsid="005fe045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8f877"/>
    </style:style>
    <style:style style:name="T13" style:family="text">
      <style:text-properties officeooo:rsid="005a175d"/>
    </style:style>
    <style:style style:name="T1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6" style:family="text">
      <style:text-properties fo:font-size="11pt" fo:font-weight="bold" officeooo:rsid="0060cf22" style:font-size-asian="11pt" style:font-weight-asian="bold" style:font-name-complex="Arial" style:font-size-complex="11pt" style:font-weight-complex="bold"/>
    </style:style>
    <style:style style:name="T17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8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9" style:family="text">
      <style:text-properties fo:color="#ffffd7" loext:opacity="100%" fo:font-size="11pt" fo:font-weight="bold" officeooo:rsid="005ef64f" style:font-size-asian="11pt" style:font-weight-asian="bold" style:font-name-complex="Arial" style:font-size-complex="11pt"/>
    </style:style>
    <style:style style:name="T2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tyle-complex="italic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fecf8" style:font-size-asian="10pt" style:font-style-asian="normal" style:font-weight-asian="normal" style:font-style-complex="italic" style:text-emphasize="none"/>
    </style:style>
    <style:style style:name="T23" style:family="text">
      <style:text-properties style:font-name="Caligra" fo:font-size="11pt" officeooo:rsid="002fecf8" style:font-size-asian="11pt" style:font-size-complex="11pt"/>
    </style:style>
    <style:style style:name="T24" style:family="text">
      <style:text-properties style:font-name="Caligra" fo:font-size="11pt" fo:font-style="italic" officeooo:rsid="002fecf8" style:font-size-asian="11pt" style:font-style-asian="italic" style:font-size-complex="11pt" style:font-style-complex="italic"/>
    </style:style>
    <style:style style:name="T25" style:family="text">
      <style:text-properties officeooo:rsid="00620d8b"/>
    </style:style>
    <style:style style:name="T26" style:family="text">
      <style:text-properties officeooo:rsid="0068e92a"/>
    </style:style>
    <style:style style:name="T27" style:family="text">
      <style:text-properties officeooo:rsid="006a1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3">La dernière fois :</text:span><text:span text:style-name="T24">’’’</text:span><text:span text:style-name="T22">Nous avons</text:span><text:span text:style-name="T20"> :- changé le plan de classe-continué et terminé l’activité 1- commencé l’activité 2</text:span><text:span text:style-name="T24">’’’</text:span></text:p>
      <text:p text:style-name="P26"><text:span text:style-name="T9">P</text:span><text:span text:style-name="T8">our aujourd’hui : </text:span><text:span text:style-name="T21">faire les questions 1 à 7 de l’activité 2</text:span></text:p>
      <text:p text:style-name="P14"><text:span text:style-name="T25">15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7">Séance </text:span><text:span text:style-name="T19">16</text:span><text:span text:style-name="T17">: </text:span><text:span text:style-name="T18">Fiche de préparation</text:span><text:span text:style-name="T15"> <text:s/></text:span></text:p>
            <text:p text:style-name="P16"><text:span text:style-name="T15">c</text:span><text:span text:style-name="T14">lasse : <text:s/></text:span><text:span text:style-name="T16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1">Rappel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4" office:value-type="string">
            <text:p text:style-name="P21">Vidéos de l’activité 2 + correction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17"><text:span text:style-name="T26">30</text:span>min</text:p>
          </table:table-cell>
        </table:table-row>
        <table:table-row table:style-name="Tableau1.3">
          <table:table-cell table:style-name="Tableau1.A4" office:value-type="string">
            <text:p text:style-name="P22">Bilan oral</text:p>
            <text:p text:style-name="P23">Bilan écrit</text:p>
          </table:table-cell>
          <table:table-cell table:style-name="Tableau1.B4" office:value-type="string">
            <text:p text:style-name="P9"/>
            <text:p text:style-name="P10">cours imprimé pour les <text:span text:style-name="T27">P</text:span>ap</text:p>
          </table:table-cell>
          <table:table-cell table:style-name="Tableau1.A4" office:value-type="string">
            <text:p text:style-name="P18">25min</text:p>
          </table:table-cell>
        </table:table-row>
        <table:table-row table:style-name="Tableau1.3">
          <table:table-cell table:style-name="Tableau1.A4" office:value-type="string">
            <text:p text:style-name="P24">Activité 3, partie expérimental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20">20min</text:p>
          </table:table-cell>
        </table:table-row>
        <table:table-row table:style-name="Tableau1.8">
          <table:table-cell table:style-name="Tableau1.A8" office:value-type="string">
            <text:p text:style-name="P5">Agenda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27"><text:span text:style-name="T2">Pour la prochaine fois </text:span><text:span text:style-name="T3">: </text:span><text:span text:style-name="T4">finir la question 2 de l’activité 3 </text:span></text:p>
      <text:p text:style-name="P27"><text:span text:style-name="T5">ET 72p95 </text:span></text:p>
      <text:p text:style-name="P27"><text:span text:style-name="T6">ET évaluation chapitre 2 et 3 la prochaine fo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M34S</meta:editing-duration>
    <meta:editing-cycles>19</meta:editing-cycles>
    <meta:generator>LibreOffice/7.0.4.2$Linux_X86_64 LibreOffice_project/00$Build-2</meta:generator>
    <meta:creation-date>2021-01-14T17:41:59.253212425</meta:creation-date>
    <meta:initial-creator>J Cercy</meta:initial-creator>
    <dc:date>2021-01-14T17:55:15.499425549</dc:date>
    <dc:creator>J Cercy</dc:creator>
    <meta:document-statistic meta:table-count="1" meta:image-count="0" meta:object-count="0" meta:page-count="1" meta:paragraph-count="23" meta:word-count="92" meta:character-count="526" meta:non-whitespace-character-count="451"/>
    <meta:template xlink:type="simple" xlink:actuate="onRequest" xlink:title="fiche_de_prep_type" xlink:href="../../../../../../../mes_ressources/document%20type/fiche_de_prep_type.ott" meta:date="2021-01-14T17:41:58.124250239"/>
  </office:meta>
</office:document-meta>
</file>